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2000001300000D1700000B4D98DA2874C4E68250.wmf" manifest:media-type="image/x-wmf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" svg:font-family="'Lucida Sans'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14pt" style:font-size-asian="14pt" style:font-size-complex="14pt"/>
    </style:style>
    <style:style style:name="P4" style:family="paragraph" style:parent-style-name="Standard">
      <style:paragraph-properties>
        <style:tab-stops>
          <style:tab-stop style:position="3.821cm"/>
          <style:tab-stop style:position="11.261cm"/>
        </style:tab-stops>
      </style:paragraph-properties>
      <style:text-properties style:font-name="Arial" fo:font-size="14pt" style:font-size-asian="14pt" style:font-size-complex="14pt"/>
    </style:style>
    <style:style style:name="P5" style:family="paragraph" style:parent-style-name="Standard">
      <style:text-properties style:font-name="Arial" fo:font-size="15pt" style:font-size-asian="15pt" style:font-size-complex="15pt"/>
    </style:style>
    <style:style style:name="P6" style:family="paragraph" style:parent-style-name="Standard">
      <style:text-properties style:font-name="Arial" fo:font-size="10pt" style:font-size-asian="10pt"/>
    </style:style>
    <style:style style:name="P7" style:family="paragraph" style:parent-style-name="Standard">
      <style:text-properties style:font-name="Arial" fo:font-size="11pt" style:font-size-asian="11pt" style:font-name-complex="Tahoma1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Tahoma1" style:font-size-complex="11pt" style:font-weight-complex="bold"/>
    </style:style>
    <style:style style:name="P9" style:family="paragraph" style:parent-style-name="Standard">
      <style:paragraph-properties>
        <style:tab-stops>
          <style:tab-stop style:position="3.821cm"/>
          <style:tab-stop style:position="11.261cm"/>
        </style:tab-stops>
      </style:paragraph-properties>
    </style:style>
    <style:style style:name="P10" style:family="paragraph" style:parent-style-name="Standard">
      <style:paragraph-properties>
        <style:tab-stops>
          <style:tab-stop style:position="0.704cm"/>
          <style:tab-stop style:position="7.943cm"/>
        </style:tab-stops>
      </style:paragraph-properties>
    </style:style>
    <style:style style:name="P11" style:family="paragraph" style:parent-style-name="Standard">
      <style:text-properties officeooo:rsid="00153016" officeooo:paragraph-rsid="00153016"/>
    </style:style>
    <style:style style:name="P12" style:family="paragraph" style:parent-style-name="Standard">
      <style:text-properties officeooo:rsid="00154994" officeooo:paragraph-rsid="00154994"/>
    </style:style>
    <style:style style:name="P13" style:family="paragraph" style:parent-style-name="Standard" style:master-page-name="Standard">
      <style:paragraph-properties style:page-number="auto"/>
    </style:style>
    <style:style style:name="P14" style:family="paragraph" style:parent-style-name="Standard" style:master-page-name="Converted2">
      <style:paragraph-properties style:page-number="auto" fo:break-before="page"/>
    </style:style>
    <style:style style:name="P15" style:family="paragraph" style:parent-style-name="Header">
      <style:text-properties fo:font-size="10pt" style:font-size-asian="10pt"/>
    </style:style>
    <style:style style:name="P16" style:family="paragraph" style:parent-style-name="Footer">
      <style:paragraph-properties fo:text-align="center" style:justify-single-word="false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/>
    </style:style>
    <style:style style:name="T2" style:family="text">
      <style:text-properties style:font-name="Arial" fo:font-size="34pt" style:font-size-asian="34pt" style:font-size-complex="34pt"/>
    </style:style>
    <style:style style:name="T3" style:family="text">
      <style:text-properties style:font-name="Arial" fo:font-size="34pt" officeooo:rsid="00153016" style:font-size-asian="34pt" style:font-size-complex="34pt"/>
    </style:style>
    <style:style style:name="T4" style:family="text">
      <style:text-properties style:font-name="Arial" fo:font-size="22pt" style:font-size-asian="22pt" style:font-size-complex="22pt"/>
    </style:style>
    <style:style style:name="T5" style:family="text">
      <style:text-properties style:font-name="Arial" fo:font-size="16pt" style:font-size-asian="16pt" style:font-size-complex="16pt"/>
    </style:style>
    <style:style style:name="T6" style:family="text">
      <style:text-properties style:font-name="Arial" fo:font-size="16pt" officeooo:rsid="00153016" style:font-size-asian="16pt" style:font-size-complex="16pt"/>
    </style:style>
    <style:style style:name="T7" style:family="text">
      <style:text-properties style:font-name="Arial" fo:font-size="16pt" officeooo:rsid="00154994" style:font-size-asian="16pt" style:font-size-complex="16pt"/>
    </style:style>
    <style:style style:name="T8" style:family="text">
      <style:text-properties style:font-name="Arial" fo:font-size="16pt" style:font-size-asian="16pt" style:font-name-complex="Tahoma1" style:font-size-complex="16pt"/>
    </style:style>
    <style:style style:name="T9" style:family="text">
      <style:text-properties style:font-name="Arial" fo:font-size="11pt" style:font-size-asian="11pt" style:font-name-complex="Tahoma1" style:font-size-complex="11pt" style:font-weight-complex="bold"/>
    </style:style>
    <style:style style:name="T10" style:family="text">
      <style:text-properties fo:color="#000080" style:font-name="Verdana" fo:font-size="14pt" fo:letter-spacing="0.053cm" style:font-size-asian="14pt" style:font-name-complex="Arial1"/>
    </style:style>
    <style:style style:name="T11" style:family="text">
      <style:text-properties fo:color="#000080" style:font-name="Verdana" fo:font-size="14pt" style:font-size-asian="14pt" style:font-name-complex="Arial1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8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42cm" fo:margin-right="0.349cm" fo:margin-top="0.023cm" fo:margin-bottom="0.0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8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49cm" fo:margin-right="0.349cm" fo:margin-top="0.023cm" fo:margin-bottom="0.0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8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42cm" fo:margin-right="0.342cm" fo:margin-top="0.039cm" fo:margin-bottom="0.0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18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42cm" fo:margin-right="0.342cm" fo:margin-top="0.039cm" fo:margin-bottom="0.0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Frame">
      <style:graphic-properties draw:stroke="none" svg:stroke-width="0cm" draw:fill="none" draw:textarea-vertical-align="middle" draw:auto-grow-height="false" fo:min-height="0.601cm" fo:min-width="9.904cm" fo:padding-top="0.254cm" fo:padding-bottom="0.254cm" fo:padding-left="0.127cm" fo:padding-right="0.127cm" fo:wrap-option="wrap" fo:margin-left="0.328cm" fo:margin-right="0.318cm" fo:margin-top="0.002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18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42cm" fo:margin-right="0.349cm" fo:margin-top="0.037cm" fo:margin-bottom="0.01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18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49cm" fo:margin-right="0.349cm" fo:margin-top="0.037cm" fo:margin-bottom="0.01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18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42cm" fo:margin-right="0.349cm" fo:margin-top="0.025cm" fo:margin-bottom="0.02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18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49cm" fo:margin-right="0.349cm" fo:margin-top="0.025cm" fo:margin-bottom="0.02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3">Projektarbeit</text:span><text:span text:style-name="T2"> 201</text:span><text:span text:style-name="T3">6</text:span><text:span text:style-name="T2">/1</text:span><text:span text:style-name="T3">7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<text:span text:style-name="T4">Quiz Webseite</text:span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7">Lukas Keller</text:span><text:span text:style-name="T5">, </text:span></text:p>
      <text:p text:style-name="Standard"><text:span text:style-name="T7">Benedikt Ross</text:span></text:p>
      <text:p text:style-name="P14"><text:span text:style-name="T3">Projektarbeit</text:span><text:span text:style-name="T2"> 201</text:span><text:span text:style-name="T3">6</text:span><text:span text:style-name="T2">/1</text:span><text:span text:style-name="T3">7</text:span></text:p>
      <text:p text:style-name="P5"/>
      <text:p text:style-name="P5"/>
      <text:p text:style-name="P12"><text:bookmark text:name="_GoBack"/><text:span text:style-name="T5">Informations- und Kommunikationstechnik</text:span></text:p>
      <text:p text:style-name="Standard"><text:span text:style-name="T1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<text:span text:style-name="T4">Quiz Webseite</text:span></text:p>
      <text:p text:style-name="P2"/>
      <text:p text:style-name="P3"/>
      <text:p text:style-name="P3"/>
      <text:p text:style-name="P3"/>
      <text:p text:style-name="P3"/>
      <text:p text:style-name="P9"><text:span text:style-name="T5">Verfasser:<text:tab/></text:span><text:span text:style-name="T6">Lukas Keller</text:span></text:p>
      <text:p text:style-name="P9"><text:span text:style-name="T5"><text:tab/></text:span><text:span text:style-name="T6">Benedikt Ross</text:span></text:p>
      <text:p text:style-name="P4"/>
      <text:p text:style-name="P4"/>
      <text:p text:style-name="P4"/>
      <text:p text:style-name="P9"><text:span text:style-name="T5">Betreuer:<text:tab/></text:span><text:span text:style-name="T6">Andre Maier</text:span></text:p>
      <text:p text:style-name="P9"><text:span text:style-name="T5"><text:tab/></text:span><text:span text:style-name="T7">Jürgen </text:span><text:span text:style-name="T6">Mayr</text:span></text:p>
      <text:p text:style-name="P6"/>
      <text:p text:style-name="P6"/>
      <text:p text:style-name="P6"/>
      <text:p text:style-name="P6"/>
      <text:p text:style-name="P6"/>
      <text:p text:style-name="P6"/>
      <text:p text:style-name="Standard"><text:span text:style-name="T8">Elektronikschule - Oberhofer Straße 25 - 88069 Tettna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" svg:font-family="'Lucida Sans'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Times New Roman1" style:font-size-asian="10pt" style:language-asian="de" style:country-asian="DE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letter-kerning="true" style:font-name-asian="Times New Roman1" style:font-size-asian="10pt" style:language-asian="de" style:country-asian="DE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font-size="12pt" style:font-size-asian="12pt" style:language-asian="ar" style:country-asian="SA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name-complex="Tahoma1" style:font-family-complex="Tahoma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1" style:font-family-complex="Tahoma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with-next="always"/>
      <style:text-properties style:font-name="Tahoma" fo:font-family="Tahoma" style:font-family-generic="roman" style:font-pitch="variable" fo:font-weight="bold" style:font-weight-asian="bold" style:font-name-complex="Tahoma1" style:font-family-complex="Tahoma" style:font-family-generic-complex="system" style:font-pitch-complex="variable" style:font-weight-complex="bold"/>
    </style:style>
    <style:style style:name="Beschriftung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Tahoma1" style:font-family-complex="Tahoma" style:font-family-generic-complex="system" style:font-pitch-complex="variable" style:font-style-complex="italic"/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/>
    </style:style>
    <style:style style:name="WW8Num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/>
    </style:style>
    <style:style style:name="Absatz-Standardschriftart1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​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​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​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suffix="​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font-size="10pt" style:font-size-asian="10pt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fo:color="#000080" style:font-name="Verdana" fo:font-size="14pt" fo:letter-spacing="0.053cm" style:font-size-asian="14pt" style:font-name-complex="Arial1"/>
    </style:style>
    <style:style style:name="MT2" style:family="text">
      <style:text-properties fo:color="#000080" style:font-name="Verdana" fo:font-size="14pt" style:font-size-asian="14pt" style:font-name-complex="Arial1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18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42cm" fo:margin-right="0.349cm" fo:margin-top="0.023cm" fo:margin-bottom="0.0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18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49cm" fo:margin-right="0.349cm" fo:margin-top="0.023cm" fo:margin-bottom="0.0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18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42cm" fo:margin-right="0.342cm" fo:margin-top="0.039cm" fo:margin-bottom="0.0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draw:stroke="solid" svg:stroke-width="0.018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42cm" fo:margin-right="0.342cm" fo:margin-top="0.039cm" fo:margin-bottom="0.0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5" style:family="graphic" style:parent-style-name="Frame">
      <style:graphic-properties draw:stroke="none" svg:stroke-width="0cm" draw:fill="none" draw:textarea-vertical-align="middle" draw:auto-grow-height="false" fo:min-height="0.601cm" fo:min-width="9.904cm" fo:padding-top="0.254cm" fo:padding-bottom="0.254cm" fo:padding-left="0.127cm" fo:padding-right="0.127cm" fo:wrap-option="wrap" fo:margin-left="0.328cm" fo:margin-right="0.318cm" fo:margin-top="0.002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6" style:family="graphic">
      <style:graphic-properties draw:stroke="solid" svg:stroke-width="0.018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42cm" fo:margin-right="0.349cm" fo:margin-top="0.025cm" fo:margin-bottom="0.02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7" style:family="graphic">
      <style:graphic-properties draw:stroke="solid" svg:stroke-width="0.018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49cm" fo:margin-right="0.349cm" fo:margin-top="0.025cm" fo:margin-bottom="0.02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8" style:family="graphic">
      <style:graphic-properties draw:stroke="solid" svg:stroke-width="0.018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42cm" fo:margin-right="0.349cm" fo:margin-top="0.037cm" fo:margin-bottom="0.01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9" style:family="graphic">
      <style:graphic-properties draw:stroke="solid" svg:stroke-width="0.018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49cm" fo:margin-right="0.349cm" fo:margin-top="0.037cm" fo:margin-bottom="0.01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.501cm" fo:background-color="#ffffff" style:writing-mode="lr-tb" style:layout-grid-color="#c0c0c0" style:layout-grid-lines="3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5.881cm" fo:margin-left="0cm" fo:margin-right="0cm" fo:margin-bottom="5.78cm" style:dynamic-spacing="true"/>
      </style:header-style>
      <style:footer-style>
        <style:header-footer-properties fo:min-height="0.487cm" fo:margin-left="0cm" fo:margin-right="0cm" fo:margin-top="0.38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2cm" fo:margin-right="2.501cm" fo:background-color="#ffffff" style:writing-mode="lr-tb" style:layout-grid-color="#c0c0c0" style:layout-grid-lines="3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5.881cm" fo:margin-left="0cm" fo:margin-right="0cm" fo:margin-bottom="5.78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line text:anchor-type="paragraph" draw:z-index="0" draw:name="Line 1" draw:style-name="Mgr1" draw:text-style-name="MP2" svg:x1="0cm" svg:y1="1.558cm" svg:x2="14.679cm" svg:y2="1.558cm"><text:p/></draw:line><draw:line text:anchor-type="paragraph" draw:z-index="1" draw:name="Line 2" draw:style-name="Mgr2" draw:text-style-name="MP2" svg:x1="15.483cm" svg:y1="1.557cm" svg:x2="17.192cm" svg:y2="1.558cm"><text:p/></draw:line><draw:line text:anchor-type="paragraph" draw:z-index="2" draw:name="Line 3" draw:style-name="Mgr3" draw:text-style-name="MP2" svg:x1="16.589cm" svg:y1="0.753cm" svg:x2="16.59cm" svg:y2="1.356cm"><text:p/></draw:line><draw:line text:anchor-type="paragraph" draw:z-index="3" draw:name="Line 4" draw:style-name="Mgr4" draw:text-style-name="MP2" svg:x1="16.589cm" svg:y1="1.759cm" svg:x2="16.589cm" svg:y2="26.693cm"><text:p/></draw:line><draw:custom-shape text:anchor-type="paragraph" draw:z-index="4" draw:name="Text Box 5" draw:style-name="Mgr5" draw:text-style-name="MP2" svg:width="10.157cm" svg:height="1.108cm" draw:transform="rotate (-1.5707963267949) translate (17.4924861111111cm 2.96509722222222cm)"><text:p text:style-name="Frame_20_contents"><text:span text:style-name="MT1">Elektronikschule Tettnang</text:span><text:span text:style-name="MT2"> </text:span></text:p><text:p text:style-name="Frame_20_contents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Bild 10" text:anchor-type="char" svg:x="14.377cm" svg:y="0.15cm" svg:width="1.972cm" svg:height="1.655cm" draw:z-index="9"><draw:image xlink:href="Pictures/2000001300000D1700000B4D98DA2874C4E68250.wmf" xlink:type="simple" xlink:show="embed" xlink:actuate="onLoad"/></draw:frame></text:p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ed1" style:page-layout-name="Mpm3">
      <style:header>
        <text:p text:style-name="Header"><draw:line text:anchor-type="paragraph" draw:z-index="7" draw:name="Line 8" draw:style-name="Mgr6" draw:text-style-name="MP2" svg:x1="0cm" svg:y1="1.348cm" svg:x2="14.679cm" svg:y2="1.348cm"><text:p/></draw:line><draw:line text:anchor-type="paragraph" draw:z-index="8" draw:name="Line 9" draw:style-name="Mgr7" draw:text-style-name="MP2" svg:x1="15.483cm" svg:y1="1.347cm" svg:x2="17.192cm" svg:y2="1.348cm"><text:p/></draw:line><draw:frame draw:style-name="Mfr1" draw:name="Bild 12" text:anchor-type="char" svg:x="14.377cm" svg:y="-0.06cm" svg:width="1.972cm" svg:height="1.655cm" draw:z-index="12"><draw:image xlink:href="Pictures/2000001300000D1700000B4D98DA2874C4E68250.wmf" xlink:type="simple" xlink:show="embed" xlink:actuate="onLoad"/></draw:frame></text:p>
      </style:header>
      <style:footer>
        <text:p text:style-name="MP3"/>
      </style:footer>
    </style:master-page>
    <style:master-page style:name="Converted2" style:page-layout-name="Mpm3" style:next-style-name="Converted1">
      <style:header>
        <text:p text:style-name="MP1"><draw:line text:anchor-type="paragraph" draw:z-index="5" draw:name="Line 6" draw:style-name="Mgr8" draw:text-style-name="MP2" svg:x1="0cm" svg:y1="1.439cm" svg:x2="14.679cm" svg:y2="1.439cm"><text:p/></draw:line><draw:line text:anchor-type="paragraph" draw:z-index="6" draw:name="Line 7" draw:style-name="Mgr9" draw:text-style-name="MP2" svg:x1="15.483cm" svg:y1="1.439cm" svg:x2="17.192cm" svg:y2="1.44cm"><text:p/></draw:line><draw:frame draw:style-name="Mfr1" draw:name="Bild 11" text:anchor-type="char" svg:x="14.377cm" svg:y="-0.06cm" svg:width="1.972cm" svg:height="1.655cm" draw:z-index="11"><draw:image xlink:href="Pictures/2000001300000D1700000B4D98DA2874C4E68250.wmf" xlink:type="simple" xlink:show="embed" xlink:actuate="onLoad"/></draw:frame></text:p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Handreichung zur Dokumentation von Technikerarbeiten</dc:title>
    <meta:initial-creator>Elektronikschule-Wensing</meta:initial-creator>
    <meta:editing-cycles>5</meta:editing-cycles>
    <meta:print-date>2010-01-14T09:37:00</meta:print-date>
    <meta:creation-date>2011-06-05T19:30:00</meta:creation-date>
    <dc:date>2017-04-26T12:08:43.821000000</dc:date>
    <meta:editing-duration>PT5M30S</meta:editing-duration>
    <meta:generator>LibreOffice/5.2.6.2$Windows_x86 LibreOffice_project/a3100ed2409ebf1c212f5048fbe377c281438fdc</meta:generator>
    <meta:document-statistic meta:table-count="0" meta:image-count="3" meta:object-count="0" meta:page-count="2" meta:paragraph-count="13" meta:word-count="35" meta:character-count="285" meta:non-whitespace-character-count="259"/>
    <meta:user-defined meta:name="AppVersion">14.0000</meta:user-defined>
    <meta:user-defined meta:name="Company">Elektronikschule Tettnan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